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HFIZEZ+Helvetica" svg:font-family="HFIZEZ+Helvetica" style:font-family-generic="system"/>
    <style:font-face style:name="DBYKEU+Helvetica" svg:font-family="DBYKEU+Helvetic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margin-top="0in" fo:margin-bottom="0in"/>
    </style:style>
    <style:style style:name="P2" style:parent-style-name="Heading1" style:family="paragraph">
      <style:paragraph-properties fo:margin-top="0in" fo:margin-bottom="0in"/>
    </style:style>
    <style:style style:name="T3" style:parent-style-name="DefaultParagraphFont" style:family="text">
      <style:text-properties fo:font-weight="normal" style:font-weight-asian="normal" style:font-weight-complex="normal"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paragraph-properties fo:margin-top="0.35in"/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HFIZEZ+Helvetica" style:font-name-asian="HFIZEZ+Helvetica" style:font-name-complex="HFIZEZ+Helvetica" fo:font-size="11.5pt" style:font-size-asian="11.5pt" style:font-size-complex="11.5pt"/>
    </style:style>
    <style:style style:name="P7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asian="Arial" style:font-name-complex="Arial" fo:font-size="8pt" style:font-size-asian="8pt" style:font-size-complex="8pt"/>
    </style:style>
    <style:style style:name="T10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11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12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13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14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1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DBYKEU+Helvetica" style:font-name-asian="DBYKEU+Helvetica" style:font-name-complex="DBYKEU+Helvetica" fo:font-size="11.5pt" style:font-size-asian="11.5pt" style:font-size-complex="11.5pt"/>
    </style:style>
    <style:style style:name="T20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21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" style:parent-style-name="Standard" style:family="paragraph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" style:parent-style-name="Standard" style:family="paragraph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2" style:parent-style-name="Standard" style:family="paragraph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1.5pt" style:font-size-asian="11.5pt" style:font-size-complex="11.5pt"/>
    </style:style>
    <style:style style:name="T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48" style:parent-style-name="Standard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asian="Arial" style:font-name-complex="Arial" fo:font-size="11.5pt" style:font-size-asian="11.5pt" style:font-size-complex="11.5pt"/>
    </style:style>
    <style:style style:name="T51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52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1.5pt" style:font-size-asian="11.5pt" style:font-size-complex="11.5pt"/>
    </style:style>
    <style:style style:name="T5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57" style:parent-style-name="Standard" style:family="paragraph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6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61" style:parent-style-name="Standard" style:family="paragraph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64" style:parent-style-name="Standard" style:family="paragraph">
      <style:text-properties fo:font-size="12pt" style:font-size-asian="12pt" style:font-size-complex="12pt"/>
    </style:style>
    <style:style style:name="P65" style:parent-style-name="Standard" style:family="paragraph"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size="12pt" style:font-size-asian="12pt" style:font-size-complex="12pt"/>
    </style:style>
    <style:style style:name="T67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71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72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73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74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T75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76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77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78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79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P80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8pt" style:font-size-asian="8pt" style:font-size-complex="8pt"/>
    </style:style>
    <style:style style:name="P83" style:parent-style-name="PreformattedText" style:family="paragraph">
      <style:text-properties style:font-name="Arial" style:font-name-asian="Arial" style:font-name-complex="Arial"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86" style:parent-style-name="Standard" style:family="paragraph">
      <style:text-properties fo:font-size="12pt" style:font-size-asian="12pt" style:font-size-complex="12pt"/>
    </style:style>
    <style:style style:name="P87" style:parent-style-name="Standard" style:family="paragraph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9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91" style:parent-style-name="Standard" style:family="paragraph">
      <style:text-properties fo:font-size="12pt" style:font-size-asian="12pt" style:font-size-complex="12pt"/>
    </style:style>
    <style:style style:name="P92" style:parent-style-name="Standard" style:family="paragraph">
      <style:text-properties fo:font-size="12pt" style:font-size-asian="12pt" style:font-size-complex="12pt"/>
    </style:style>
    <style:style style:name="P93" style:parent-style-name="Standard" style:family="paragraph">
      <style:text-properties fo:font-size="12pt" style:font-size-asian="12pt" style:font-size-complex="12pt"/>
    </style:style>
    <style:style style:name="P94" style:parent-style-name="Standard" style:family="paragraph">
      <style:text-properties fo:font-size="12pt" style:font-size-asian="12pt" style:font-size-complex="12pt"/>
    </style:style>
    <style:style style:name="P95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96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97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98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99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0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1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2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3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4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5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6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7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8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09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0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1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2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3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4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5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6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7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8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P119" style:parent-style-name="PlainText" style:family="paragraph">
      <style:text-properties style:font-name="Arial" style:font-name-asian="Arial" style:font-name-complex="Arial" fo:font-size="12pt" style:font-size-asian="12pt" style:font-size-complex="12pt"/>
    </style:style>
    <style:style style:name="T12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</office:automatic-styles>
  <office:body>
    <office:text text:use-soft-page-breaks="true">
      <text:h text:style-name="P1" text:outline-level="1">Germany Total Population, Data Sources<text:s/></text:h>
      <text:h text:style-name="P2" text:outline-level="1"><text:s text:c="70"/><text:span text:style-name="T3">Last modified: <text:s/>December 21, 2018</text:span></text:h>
      <text:p text:style-name="Standard"/>
      <text:p text:style-name="P4">Please refer to: <text:s/>http://www.mortality.org/hmd/DEUTNP/InputDB/DEUTNPref.pdf</text:p>
      <text:p text:style-name="P5">POPULATION ESTIMATES</text:p>
      <text:p text:style-name="P6"/>
      <text:p text:style-name="P7">2004 - 2017: <text:s/>Population estimates (as on December 31) by sex and age; Germany,</text:p>
      <text:p text:style-name="PreformattedText"><text:span text:style-name="T8">Statistisches Bundesamt, Wiesbaden. Population by sex and age. <text:s/></text:span><text:span text:style-name="T9"><text:s/></text:span><text:span text:style-name="T10">(Refcode# 27, 30, 34,<text:s/></text:span><text:span text:style-name="T11">37</text:span><text:span text:style-name="T12"><text:s/>&amp; 40</text:span><text:span text:style-name="T13">)</text:span></text:p>
      <text:p text:style-name="P14"/>
      <text:p text:style-name="PreformattedText"><text:span text:style-name="T15">1990 – 2011: <text:s/>revised in accordance to the census 2011. Received from Sebastian Kluesener 19.02.</text:span><text:span text:style-name="T16">2016.<text:s/></text:span><text:span text:style-name="T17">(Refcode# 33)</text:span></text:p>
      <text:p text:style-name="Standard"/>
      <text:p text:style-name="PreformattedText"><text:span text:style-name="T18">2003: <text:s/>Statistisches Bundesamt Wiesbaden. Population by sex and age. <text:s/>Statistik des Bundes und der Laender.<text:s/></text:span><text:span text:style-name="T19"><text:s/></text:span><text:span text:style-name="T20">(Refcode# 26)</text:span></text:p>
      <text:p text:style-name="P21"/>
      <text:p text:style-name="Standard"><text:span text:style-name="T22">2002: <text:s/>Statistisches Bundesamt Wiesbaden. Population by sex and age. <text:s/>Statistik des Bundes und der Laender. <text:s/></text:span><text:span text:style-name="T23">Statistisches Landesamt Berlin. Population by sex and age. <text:s/>Personenstandsregister Berlin.<text:s/></text:span><text:span text:style-name="T24">(Refcode# 19)</text:span></text:p>
      <text:p text:style-name="P25"/>
      <text:p text:style-name="Standard"><text:span text:style-name="T26">2000 - 2001: <text:s/>Statistisches Bundesamt Wiesbaden. <text:s/>Population by sex and age. <text:s/>Statistik des Bundes und der Laender. <text:s/></text:span><text:span text:style-name="T27">(Refcode# 17, 18)</text:span></text:p>
      <text:p text:style-name="P28"/>
      <text:p text:style-name="Standard"><text:span text:style-name="T29">1999: <text:s/>Statist</text:span><text:span text:style-name="T30">isches Bundesamt. <text:s/>Bevolkerung Insgesamt. B15 Bevolkerung am 31.12.1999 nach Alters- und Geburtsjahren (Total population. <text:s/>Table B15: Population on 31 December 1999 by age and year of birth). <text:s/>Table supplied by Statisches Bundesamt. <text:s/></text:span><text:span text:style-name="T31">(Refcode# 11)</text:span></text:p>
      <text:p text:style-name="P32"/>
      <text:p text:style-name="Standard"><text:span text:style-name="T33">1990 -<text:s/></text:span><text:span text:style-name="T34">1998: <text:s/>Statistisches Bundesamt. <text:s/>Annual population estimates as of December 31st, by age (0-94, 95+) and sex, 1995-1998. <text:s/>Unpublished data. <text:s/></text:span><text:span text:style-name="T35">(Refcode# 9, 10)</text:span></text:p>
      <text:p text:style-name="P36"/>
      <text:p text:style-name="P37"/>
      <text:p text:style-name="P38">BIRTHS</text:p>
      <text:p text:style-name="P39"/>
      <text:p text:style-name="Standard"><text:span text:style-name="T40">2005 - 201</text:span><text:span text:style-name="T41">7</text:span><text:span text:style-name="T42">: <text:s/>Statistisches Bundesamt, Wiesbaden. Live births by sex.</text:span><text:span text:style-name="T43"><text:s text:c="2"/></text:span><text:span text:style-name="T44">(Refcode# 29, 32, 36,<text:s/></text:span><text:span text:style-name="T45">39</text:span><text:span text:style-name="T46">, &amp; 42</text:span><text:span text:style-name="T47">)</text:span></text:p>
      <text:p text:style-name="P48"/>
      <text:p text:style-name="PreformattedText"><text:span text:style-name="T49">2003 - 2004: <text:s/>Own calculations for Annual births by sex. <text:s/>Statistisches Bundesamt Wiesbaden. (2004). Annual births by sex.<text:s/></text:span><text:span text:style-name="T50"><text:s/></text:span><text:span text:style-name="T51">(Refcode# 22, 23)</text:span></text:p>
      <text:p text:style-name="P52"/>
      <text:p text:style-name="Standard"><text:span text:style-name="T53">2001 - 2002: <text:s/>Statistisches Bundesamt Wiesbaden. <text:s/>Annual births by sex. <text:s/>Statistik</text:span><text:span text:style-name="T54"><text:s/>des Bundes und der Laender.<text:s/></text:span><text:span text:style-name="T55"><text:s/></text:span><text:span text:style-name="T56">(Refcode# 20, 21)</text:span></text:p>
      <text:p text:style-name="P57"/>
      <text:p text:style-name="Standard"><text:span text:style-name="T58">2000: <text:s/>Statistisches Bundesamt Wiesbaden. <text:s/>Annual births by sex. <text:s/>Statistik des Bundes und der Laender, GENESIS 26.04.04, Statistik der Geburten. <text:s/>Lebendgeborenen: Bundeslaender, Jahr, Geschlecht. <text:s/></text:span><text:span text:style-name="T59">(Refcode#</text:span><text:span text:style-name="T60"><text:s/>13)</text:span></text:p>
      <text:p text:style-name="P61"/>
      <text:p text:style-name="Standard"><text:span text:style-name="T62">1946 - 1999: <text:s/>Statistisches Bundesamt. <text:s/>Annual births by sex. <text:s/>Unpublished data.<text:s/></text:span><text:span text:style-name="T63">(Refcode# 12)</text:span></text:p>
      <text:p text:style-name="P64"/>
      <text:p text:style-name="P65">DEATHS</text:p>
      <text:p text:style-name="P66"/>
      <text:p text:style-name="PreformattedText"><text:span text:style-name="T67">2005 - 201</text:span><text:span text:style-name="T68">7</text:span><text:span text:style-name="T69">: <text:s/>Death counts by sex, age and birth cohort; Germany, Statistisches Bundesamt,<text:s/></text:span><text:soft-page-break/><text:span text:style-name="T70">Wiesbaden. Death counts by sex, age and birth cohort.<text:s/></text:span><text:span text:style-name="T71"><text:s/></text:span><text:span text:style-name="T72">(Refcode# 28, 31, 35,<text:s/></text:span><text:span text:style-name="T73">38</text:span><text:span text:style-name="T74"><text:s/>&amp; 41</text:span><text:span text:style-name="T75">)</text:span></text:p>
      <text:p text:style-name="P76"/>
      <text:p text:style-name="PreformattedText"><text:span text:style-name="T77">2000 - 2004: <text:s/>Statistisches Bundesamt Wiesbaden. Death counts by sex and lexis triangle (Table S 09). Statistik des Bundes und der Laender. <text:s/></text:span><text:span text:style-name="T78"><text:s/>(Refcode# 14, 15, 16, 24, 25)</text:span></text:p>
      <text:p text:style-name="P79"/>
      <text:p text:style-name="P80">1999: <text:s/>Statistisches Bundesamt. Table N_40: Deaths by<text:s/>age and year of birth, as well</text:p>
      <text:p text:style-name="PreformattedText"><text:span text:style-name="T81"><text:s/>as marital status. Westen, Osten, Deutschland: Statistisches Bundesamt. <text:s/></text:span><text:span text:style-name="T82">(Refcode# 7)</text:span></text:p>
      <text:p text:style-name="P83"/>
      <text:p text:style-name="Standard"><text:span text:style-name="T84">1996 - 1998: <text:s/>Statistisches Bundesamt. Annual death counts by single year of age, year of birth, and sex. <text:s/></text:span><text:span text:style-name="T85">(Refcode# 6)</text:span></text:p>
      <text:p text:style-name="P86"/>
      <text:p text:style-name="P87">1990 - 1995: <text:s/>Statistisches Bundesamt. <text:s/>N_40 Gestorbene nach Alters- und Geburtsjahren sowie Familienstand. Insgesamt (Table N_40: Deaths by age and year of birth, as well</text:p>
      <text:p text:style-name="Standard"><text:span text:style-name="T88">as marital status. Entire territory), 1990-95. <text:s/>Tables supplied by Statistisches Bundesamt. <text:s/></text:span><text:span text:style-name="T89">(Refco</text:span><text:span text:style-name="T90">de# 5)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lainText"><text:span text:style-name="T120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HFIZEZ+Helvetica" svg:font-family="HFIZEZ+Helvetica" style:font-family-generic="system"/>
    <style:font-face style:name="DBYKEU+Helvetica" svg:font-family="DBYKEU+Helvetic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fo:text-transform="uppercase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style:font-name-asian="Arial" style:font-name-complex="Arial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, Arial" style:font-name-asian="Albany, Arial" style:font-name-complex="Albany, Arial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Thorndale, 'Times New Roman'" style:font-name-asian="Thorndale, 'Times New Roman'" style:font-name-complex="Thorndale, 'Times New Roman'" fo:font-size="10pt" style:font-size-asian="10pt" style:font-size-complex="10pt" fo:hyphenate="false"/>
    </style:style>
    <style:style style:name="StyleHeading1" style:display-name="Style Heading 1 +" style:family="paragraph" style:parent-style-name="Heading1" style:default-outline-level="1">
      <style:text-properties fo:hyphenate="false"/>
    </style:style>
    <style:style style:name="HTMLPreformatted" style:display-name="HTML Preformatted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PlainText" style:display-name="Plain Text" style:family="paragraph" style:parent-style-name="Standard">
      <style:paragraph-properties fo:widows="2" fo:orphans="2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NumberingSymbols" style:display-name="Numbering Symbols" style:family="text"/>
    <style:style style:name="WW-DefaultParagraphFont" style:display-name="WW-Default Paragraph Font" style:family="tex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ermany, Data Sources</dc:title>
    <meta:initial-creator>lyang</meta:initial-creator>
    <dc:creator>lyang</dc:creator>
    <meta:creation-date>2018-12-21T23:47:00Z</meta:creation-date>
    <dc:date>2018-12-22T00:06:00Z</dc:date>
    <meta:print-date>2113-01-01T00:00:00Z</meta:print-date>
    <meta:template xlink:href="Normal" xlink:type="simple"/>
    <meta:editing-cycles>3</meta:editing-cycles>
    <meta:editing-duration>PT1140S</meta:editing-duration>
    <meta:document-statistic meta:page-count="2" meta:paragraph-count="6" meta:word-count="462" meta:character-count="3094" meta:row-count="21" meta:non-whitespace-character-count="2638"/>
  </office:meta>
</office:document-meta>
</file>